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1" style:list-style-name="WWNum1"/>
    <style:style style:name="T1" style:family="text">
      <style:text-properties officeooo:rsid="0004f4eb"/>
    </style:style>
    <style:style style:name="T2" style:family="text">
      <style:text-properties officeooo:rsid="0005f7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allation Guide</text:p>
      <text:h text:style-name="Heading_20_1" text:outline-level="1">Overview</text:h>
      <text:p text:style-name="Standard"><text:line-break/>This guide explains how to configure, build, and install the software library on both Linux (or macOS) and Windows systems. <text:line-break/>The `configure` script (Bash) is intended for <text:span text:style-name="T1">Posix </text:span>environments <text:span text:style-name="T2">(like Linux, Unix and MacOS)</text:span>, while `configure.bat` is used for Windows with a command-line interface.<text:line-break/></text:p>
      <text:h text:style-name="Heading_20_1" text:outline-level="1">1. Installation on Linux or macOS (Using Bash `configure` Script)</text:h>
      <text:h text:style-name="Heading_20_2" text:outline-level="2">Prerequisites:</text:h>
      <text:p text:style-name="Standard"><text:line-break/>- GNU Make: Required to process the generated Makefile.<text:line-break/>- Clang++ or GCC: A C++ compiler. Clang++ is the default, but you can change it to GCC if needed.<text:line-break/>- Development Tools: Ensure you have tools such as `libtool`, `make`, and `autoconf` installed.<text:line-break/>- 64-bit or 32-bit System: The script defaults to a 64-bit system but can be switched to 32-bit.<text:line-break/></text:p>
      <text:h text:style-name="Heading_20_2" text:outline-level="2">Steps:</text:h>
      <text:list text:style-name="WWNum1">
        <text:list-item>
          <text:p text:style-name="P1">Download the Project: Extract the project files or clone them from your version control system.</text:p>
        </text:list-item>
        <text:list-item>
          <text:p text:style-name="P1">Navigate to the Project Directory:</text:p>
        </text:list-item>
        <text:list-item>
          <text:p text:style-name="P1">Run the Configure Script: The `configure` script accepts several options to customize the build:</text:p>
        </text:list-item>
        <text:list-item>
          <text:p text:style-name="P1">- `--enable-shared`: Build a shared library (dynamic).</text:p>
        </text:list-item>
        <text:list-item>
          <text:p text:style-name="P1">- `--enable-static`: Build a static library (default).</text:p>
        </text:list-item>
        <text:list-item>
          <text:p text:style-name="P1">- `--enable-debug`: Enable debug mode.</text:p>
        </text:list-item>
        <text:list-item>
          <text:p text:style-name="P1">- `--enable-32bit`: Build for a 32-bit architecture.</text:p>
        </text:list-item>
        <text:list-item>
          <text:p text:style-name="P1">- `--enable-both`: Build both static and shared libraries.</text:p>
        </text:list-item>
        <text:list-item>
          <text:p text:style-name="P1">- `--prefix=&lt;dir&gt;`: Specify the installation directory (default: `/usr/local`).</text:p>
        </text:list-item>
        <text:list-item>
          <text:p text:style-name="P1">- `--compiler=&lt;compiler&gt;`: Specify the compiler to use (default: `clang++`).</text:p>
        </text:list-item>
        <text:list-item>
          <text:p text:style-name="P1">Check the Output: The script will generate a Makefile.</text:p>
        </text:list-item>
        <text:list-item>
          <text:p text:style-name="P1">Build the Project: After configuration, run `make`.</text:p>
        </text:list-item>
        <text:list-item>
          <text:p text:style-name="P1">Install the Library: Once built, install the library with `sudo make install`.</text:p>
        </text:list-item>
        <text:list-item>
          <text:p text:style-name="P1">Cleaning Up: To remove object files and binaries, run `make clean`.</text:p>
        </text:list-item>
      </text:list>
      <text:h text:style-name="Heading_20_1" text:outline-level="1"><text:soft-page-break/>2. Installation on Windows (Using `configure.bat`)</text:h>
      <text:h text:style-name="Heading_20_2" text:outline-level="2">Prerequisites:</text:h>
      <text:p text:style-name="Standard"><text:line-break/>- NMake: The Microsoft make utility, often included with Visual Studio.<text:line-break/>- Visual Studio C++ Compiler: This script uses `cl.exe` (Microsoft's C++ compiler), but you can change this.<text:line-break/></text:p>
      <text:h text:style-name="Heading_20_2" text:outline-level="2">Steps:</text:h>
      <text:list text:continue-numbering="true" text:style-name="WWNum1">
        <text:list-item>
          <text:p text:style-name="P1">Download the Project: Extract or clone the project files.</text:p>
        </text:list-item>
        <text:list-item>
          <text:p text:style-name="P1">Open the Command Prompt and navigate to the project directory.</text:p>
        </text:list-item>
        <text:list-item>
          <text:p text:style-name="P1">Run the Configuration Script: The `configure.bat` script accepts several options.</text:p>
        </text:list-item>
        <text:list-item>
          <text:p text:style-name="P1">- `--enable-shared`: Build a shared library (`.dll`).</text:p>
        </text:list-item>
        <text:list-item>
          <text:p text:style-name="P1">- `--enable-static`: Build a static library (`.lib`).</text:p>
        </text:list-item>
        <text:list-item>
          <text:p text:style-name="P1">- `--enable-debug`: Enable debugging symbols.</text:p>
        </text:list-item>
        <text:list-item>
          <text:p text:style-name="P1">- `--enable-32bit`: Build for a 32-bit architecture.</text:p>
        </text:list-item>
        <text:list-item>
          <text:p text:style-name="P1">- `--enable-both`: Build both static and shared libraries.</text:p>
        </text:list-item>
        <text:list-item>
          <text:p text:style-name="P1">- `--prefix=&lt;path&gt;`: Specify the installation directory.</text:p>
        </text:list-item>
        <text:list-item>
          <text:p text:style-name="P1">- `--compiler=&lt;compiler&gt;`: Specify the C++ compiler.</text:p>
        </text:list-item>
        <text:list-item>
          <text:p text:style-name="P1">Check the Output: The script will generate an NMake-compatible Makefile.</text:p>
        </text:list-item>
        <text:list-item>
          <text:p text:style-name="P1">Build the Project: Once configured, build the project using `nmake`.</text:p>
        </text:list-item>
        <text:list-item>
          <text:p text:style-name="P1">Install the Library: Run `nmake install` to copy the compiled libraries and header files.</text:p>
        </text:list-item>
        <text:list-item>
          <text:p text:style-name="P1">Cleaning Up: To remove the build artifacts, run `nmake clean`.</text:p>
        </text:list-item>
      </text:list>
      <text:h text:style-name="Heading_20_1" text:outline-level="1">3. Options Explained</text:h>
      <text:p text:style-name="Standard"><text:line-break/>- Shared vs Static Libraries:<text:line-break/> <text:s/>- Static libraries (`.lib` or `.a`) are compiled directly into your executable.<text:line-break/> <text:s/>- Shared libraries (`.dll`, `.so`, or `.dylib`) are loaded dynamically at runtime.<text:line-break/>- Debugging: The `--enable-debug` option includes debugging symbols.<text:line-break/>- 32-bit Architecture: Use the `--enable-32bit` option to build for a 32-bit system.<text:line-break/>- Prefix: The `--prefix=&lt;path&gt;` option allows you to specify a custom installation directory.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09-26T09:39:59.579678532</dc:date>
    <meta:editing-duration>PT8M27S</meta:editing-duration>
    <meta:generator>LibreOffice/24.2.5.2$Linux_X86_64 LibreOffice_project/420$Build-2</meta:generator>
    <meta:document-statistic meta:table-count="0" meta:image-count="0" meta:object-count="0" meta:page-count="2" meta:paragraph-count="41" meta:word-count="510" meta:character-count="3245" meta:non-whitespace-character-count="2808"/>
    <meta:user-defined meta:name="AppVersion">14.0000</meta:user-defined>
    <meta:template xlink:type="simple" xlink:actuate="onRequest" xlink:title="Normal.dotm" xlink:href=""/>
  </office:meta>
</office:document-meta>
</file>